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italic" officeooo:rsid="0007b3fc" officeooo:paragraph-rsid="0007b3f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omework 6: Trees</text:p>
      <text:p text:style-name="Standard">Data Structures</text:p>
      <text:p text:style-name="Standard"/>
      <text:p text:style-name="P1">Discuss 6: <text:line-break/>Suggest an implementation for sparse matrices, selecting from non-linked options as well as linked options. Pick something that has not already been selected by another student. Discuss your choice in terms of possible row and column operations on the matrix and consider efficiency issues.</text:p>
      <text:p text:style-name="Standard"/>
      <text:p text:style-name="Standard">Write pseudo-code for problems requiring code. Do not write Java, Python or C++.</text:p>
      <text:p text:style-name="Standard">You are responsible for the appropriate level of detail. For the questions asking for</text:p>
      <text:p text:style-name="Standard">justification, please provide a detailed mathematically oriented discussion. A proof</text:p>
      <text:p text:style-name="Standard">is not required.</text:p>
      <text:p text:style-name="Standard"/>
      <text:p text:style-name="Standard">1. How many ancestors does a node at level n in a binary tree have? Provide</text:p>
      <text:p text:style-name="Standard">justification.</text:p>
      <text:p text:style-name="Standard"/>
      <text:p text:style-name="Standard"/>
      <text:p text:style-name="Standard"/>
      <text:p text:style-name="Standard">2. Prove that a strictly binary tree (regular binary tree) with n leaves contains 2n-1</text:p>
      <text:p text:style-name="Standard">nodes. Provide justification.</text:p>
      <text:p text:style-name="Standard"/>
      <text:p text:style-name="Standard"/>
      <text:p text:style-name="Standard"/>
      <text:p text:style-name="Standard">3. Explain in detail that if m pointer fields are set aside in each node of a general</text:p>
      <text:p text:style-name="Standard">m-ary tree to point to a maximum of m child nodes, and if the number of nodes</text:p>
      <text:p text:style-name="Standard">in the tree is n, the number of null child pointer fields is n*(m-1)+1.</text:p>
      <text:p text:style-name="Standard"/>
      <text:p text:style-name="Standard"/>
      <text:p text:style-name="Standard"/>
      <text:p text:style-name="Standard">4. Define the Fibonacci binary tree of order n as follows: If n=0 or n=1, the tree</text:p>
      <text:p text:style-name="Standard">consists of a single node. If n&gt;1, the tree consists of a root, with the Fibonacci</text:p>
      <text:p text:style-name="Standard">tree of order n-1 as the left subtree and the Fibonacci tree of order n-2 as the</text:p>
      <text:p text:style-name="Standard">right subtree. Write a method that builds a Fibonacci binary tree of order n and</text:p>
      <text:p text:style-name="Standard">returns a pointer to it.</text:p>
      <text:p text:style-name="Standard"/>
      <text:p text:style-name="Standard"/>
      <text:p text:style-name="Standard"/>
      <text:p text:style-name="Standard">5. Answer the following questions about Fibonacci binary tree defined in the</text:p>
      <text:p text:style-name="Standard">previous problem.</text:p>
      <text:p text:style-name="Standard">a. Is such a tree strictly binary?</text:p>
      <text:p text:style-name="Standard"/>
      <text:p text:style-name="Standard"/>
      <text:p text:style-name="Standard"/>
      <text:p text:style-name="Standard">b. What is the number of leaves in the Fibonacci tree of order n?</text:p>
      <text:p text:style-name="Standard"/>
      <text:p text:style-name="Standard"/>
      <text:p text:style-name="Standard"/>
      <text:p text:style-name="Standard">c. What is the depth of the Fibonacci tree of order n?</text:p>
      <text:p text:style-name="Standard"/>
      <text:p text:style-name="Standard"><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9T17:43:33.431000000</meta:creation-date>
    <dc:date>2023-10-12T15:20:08.994000000</dc:date>
    <meta:editing-duration>PT1M12S</meta:editing-duration>
    <meta:editing-cycles>2</meta:editing-cycles>
    <meta:generator>LibreOffice/7.6.2.1$Windows_X86_64 LibreOffice_project/56f7684011345957bbf33a7ee678afaf4d2ba333</meta:generator>
    <meta:document-statistic meta:table-count="0" meta:image-count="0" meta:object-count="0" meta:page-count="2" meta:paragraph-count="24" meta:word-count="292" meta:character-count="1630" meta:non-whitespace-character-count="1361"/>
  </office:meta>
</office:document-meta>
</file>